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770c5" officeooo:paragraph-rsid="000770c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ru3D</text:p>
      <text:p text:style-name="P1"/>
      <text:p text:style-name="P1">Elementos compuestos</text:p>
      <text:p text:style-name="P1"/>
      <text:p text:style-name="P1">Son objetos compuestos por mas de una barra. Pueden ser lineales, como un semicirculo o superficiales como un cuadrado. </text:p>
      <text:p text:style-name="P1"/>
      <text:p text:style-name="P1">1-Interaccion con el resto de la estructura</text:p>
      <text:p text:style-name="P1"/>
      <text:p text:style-name="P1">Hay dos formas de que estos elementos interactuen con el resto de la estructura:</text:p>
      <text:p text:style-name="P1"><text:tab/>1-se modelan con las demas barras y nudos</text:p>
      <text:p text:style-name="P1"><text:tab/>2-se calculan independientemente las matrices de rigidez de estos elementos <text:s/></text:p>
      <text:p text:style-name="P1"/>
      <text:p text:style-name="P1">1 Modelado en conjunto con el resto de la estructura</text:p>
      <text:p text:style-name="P1"/>
      <text:p text:style-name="P1"><text:tab/>Las principales aplicaciones son barras que no tienen las mismas propiedades, por ejemplo una viga acartelada, o una viga que va agrandando su seccion de un nudo a otro. Tambien puede aplicarse a una viga curva. La ventaja de este metodo es que no requiere cambios en el algoritmo de calculo, simplemente agregara nudos y barras a la estructura en cuestion.</text:p>
      <text:p text:style-name="P1"/>
      <text:p text:style-name="P1">2 Modelado independiente</text:p>
      <text:p text:style-name="P1"/>
      <text:p text:style-name="P1"><text:tab/>En este caso los elementos se pre-calculan, con las cargas correspondientes, si las tuvieren y generan matrices de rigidez para cada uno de los nudos que comparten con el resto de la estructura. La ventaja de este metodo es que no agrega una gran cantidad de nudos, ni barras a la estructura. Ademas estos elementos son reutilizables si se los guarda. Como desventajas podemos decir que necesitan un nuevo algoritmo de calculo, y un tratamiento posterior para poder obtener los esfuerzos internos en el propio element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cristia</meta:initial-creator>
    <meta:creation-date>2014-01-19T19:50:09.200337136</meta:creation-date>
    <dc:date>2014-01-19T20:05:43.317229980</dc:date>
    <dc:creator>martin cristia</dc:creator>
    <meta:editing-duration>PT23S</meta:editing-duration>
    <meta:editing-cycles>1</meta:editing-cycles>
    <meta:document-statistic meta:table-count="0" meta:image-count="0" meta:object-count="0" meta:page-count="1" meta:paragraph-count="11" meta:word-count="221" meta:character-count="1344" meta:non-whitespace-character-count="1127"/>
    <meta:generator>LibreOffice/4.1.3.2$Linux_X86_64 LibreOffice_project/410m0$Build-2</meta:generator>
  </office:meta>
</office:document-meta>
</file>